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25-06-16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25-05-14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25-04-14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24-11-11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24-10-15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24-09-16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24-07-17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24-06-03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24-05-24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24-04-23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23-11-15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23-10-02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23-09-12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23-08-22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23-08-09 2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23-06-09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23-05-16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23-04-17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22-06-13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22-04-21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22-03-24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21-11-19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21-09-27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21-08-23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21-07-13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21-06-23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21-05-18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21-04-27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20-11-17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20-10-15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20-09-28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20-08-25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20-07-15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20-06-23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20-05-26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9-12-19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9-11-21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9-10-07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9-09-19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9-08-21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9-07-25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9-06-03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9-05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9-04-15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8-11-29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8-10-22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8-09-26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8-08-15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8-07-24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8-06-12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8-04-10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8-03-07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7-11-20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7-10-12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7-09-25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7-08-07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7-07-20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7-06-07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7-05-10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7-03-01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6-12-07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6-11-08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6-10-03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6-09-02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6-08-22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6-07-25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6-06-15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6-05-27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6-03-07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5-11-23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5-10-07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5-09-1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5-08-05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5-07-14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5-06-12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4-10-0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4-09-1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4-08-0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4-07-0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4-06-0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4-05-0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4-04-0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4-03-1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3-12-0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3-11-0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3-10-0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3-09-0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3-08-0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3-07-0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3-06-0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3-05-2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3-03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3-01-0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2-12-0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2-11-0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2-10-1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2-09-1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2-08-0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2-07-0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2-06-1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2-05-0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2-03-0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1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1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1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1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1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1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1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1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9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8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7-12-12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7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7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7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7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6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6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6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6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6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6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6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6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5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5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5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5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4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3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3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2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2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1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1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200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9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9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8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8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8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8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8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7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7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7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7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7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7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7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6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6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6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6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6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6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6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6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6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6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5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5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4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3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2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90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9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9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9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8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8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7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7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7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7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7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7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6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6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6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6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6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6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6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5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5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4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3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3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2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0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0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80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9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9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9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8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8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8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8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8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8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8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8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8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8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8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8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8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8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8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8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8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8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8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8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8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8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8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8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8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7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6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6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6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6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6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6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6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6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6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6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6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6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6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6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6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6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6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6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6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6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62</text:p>
          </table:table-cell>
          <table:table-cell office:value-type="string" calcext:value-type="string">
            <text:p>KRET at Walnut Grove, PLUM CREEK CHEESE CO.</text:p>
          </table:table-cell>
          <table:table-cell office:value-type="string" calcext:value-type="string">
            <text:p>197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14" meta:object-count="0"/>
    <meta:user-defined meta:name="AppVersion">3.0</meta:user-defined>
  </office:meta>
</office:document-meta>
</file>